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4600"/>
    </style:style>
    <style:style style:name="P2" style:family="paragraph" style:parent-style-name="Standard">
      <style:text-properties fo:font-weight="bold" officeooo:rsid="00004600" officeooo:paragraph-rsid="00004600" style:font-weight-asian="bold" style:font-weight-complex="bold"/>
    </style:style>
    <style:style style:name="T1" style:family="text">
      <style:text-properties officeooo:rsid="000046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460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0460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 </text:span><text:span text:style-name="T2">- Quais valores você preza para sua empresa?</text:span></text:p>
      <text:p text:style-name="P1"><text:span text:style-name="T4">Qualidade e preço justo.</text:span></text:p>
      <text:p text:style-name="P1"><text:line-break/><text:span text:style-name="T3">2</text:span><text:span text:style-name="T2"> - Quais são as pessoas que você quer atingir?</text:span></text:p>
      <text:p text:style-name="P1"><text:span text:style-name="T2"/></text:p>
      <text:p text:style-name="Standard">Meu público-alvo são pessoas que amam cosméticos e que encontram sua auto estima nesse mundo chamado maquiagem </text:p>
      <text:p text:style-name="Standard"/>
      <text:p text:style-name="P2">Redes sociais: </text:p>
      <text:p text:style-name="P2">Insta: <text:a xlink:type="simple" xlink:href="https://www.instagram.com/astrafaux/" text:style-name="Internet_20_link" text:visited-style-name="Visited_20_Internet_20_Link"><text:span text:style-name="T4">https://www.instagram.com/astrafaux/</text:span></text:a></text:p>
      <text:p text:style-name="P2">Shopee:<text:span text:style-name="T4"> </text:span><text:a xlink:type="simple" xlink:href="https://shopee.com.br/astrafaux" text:style-name="Internet_20_link" text:visited-style-name="Visited_20_Internet_20_Link"><text:span text:style-name="T4">https://shopee.com.br/astrafaux</text:span></text:a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11:16:32.625000000</meta:creation-date>
    <dc:date>2023-06-27T11:19:11.589000000</dc:date>
    <meta:editing-duration>PT2M39S</meta:editing-duration>
    <meta:editing-cycles>1</meta:editing-cycles>
    <meta:document-statistic meta:table-count="0" meta:image-count="0" meta:object-count="0" meta:page-count="1" meta:paragraph-count="7" meta:word-count="46" meta:character-count="326" meta:non-whitespace-character-count="284"/>
    <meta:generator>LibreOffice/7.5.3.2$Windows_X86_64 LibreOffice_project/9f56dff12ba03b9acd7730a5a481eea045e468f3</meta:generator>
  </office:meta>
</office:document-meta>
</file>